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200000821F90ABF77.png" manifest:media-type="image/png"/>
  <manifest:file-entry manifest:full-path="Pictures/1000020100000252000002595A3A3F34.png" manifest:media-type="image/png"/>
  <manifest:file-entry manifest:full-path="Pictures/10000201000000FC0000024B5ADBDB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e_20_1" style:repeat="stretch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objectwithoutfill">
      <style:graphic-properties draw:stroke="dash" draw:stroke-dash="Fine_20_Dashed" svg:stroke-width="0.051cm" svg:stroke-color="#00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style:font-name="FreeSerif" fo:font-size="18pt" fo:font-style="italic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FreeSerif" fo:font-size="18pt" fo:font-style="italic" style:font-size-asian="18pt" style:font-size-complex="18pt"/>
    </style:style>
    <style:style style:name="T4" style:family="text">
      <style:text-properties style:text-position="sub 58%" style:font-name="FreeSerif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069cm" svg:height="2.495cm" svg:x="1.583cm" svg:y="2.061cm" svg:viewBox="0 0 1070 2496" draw:points="0,2496 0,0 1070,0 1070,2496">
          <text:p/>
        </draw:polygon>
        <draw:frame draw:style-name="gr2" draw:text-style-name="P1" draw:layer="layout" svg:width="1.27cm" svg:height="1.285cm" svg:x="9.13cm" svg:y="2.017cm">
          <draw:image xlink:href="Pictures/1000020100000252000002595A3A3F34.png" xlink:type="simple" xlink:show="embed" xlink:actuate="onLoad">
            <text:p/>
          </draw:image>
        </draw:frame>
        <draw:frame draw:style-name="gr2" draw:text-style-name="P1" draw:layer="layout" svg:width="0.744cm" svg:height="2.413cm" svg:x="5.32cm" svg:y="3.541cm">
          <draw:image xlink:href="Pictures/100002010000028200000821F90ABF77.png" xlink:type="simple" xlink:show="embed" xlink:actuate="onLoad">
            <text:p/>
          </draw:image>
        </draw:frame>
        <draw:frame draw:style-name="gr3" draw:text-style-name="P2" draw:layer="layout" svg:width="2.159cm" svg:height="1.062cm" svg:x="1.129cm" svg:y="4.557cm">
          <draw:text-box>
            <text:p><text:span text:style-name="T1">Source</text:span></text:p>
          </draw:text-box>
        </draw:frame>
        <draw:frame draw:style-name="gr3" draw:text-style-name="P2" draw:layer="layout" svg:width="2.286cm" svg:height="1.062cm" svg:x="4.685cm" svg:y="5.954cm">
          <draw:text-box>
            <text:p><text:span text:style-name="T1">Relay </text:span><text:span text:style-name="T2">1</text:span></text:p>
          </draw:text-box>
        </draw:frame>
        <draw:frame draw:style-name="gr3" draw:text-style-name="P2" draw:layer="layout" svg:width="3.08cm" svg:height="1.062cm" svg:x="8.876cm" svg:y="3.287cm">
          <draw:text-box>
            <text:p><text:span text:style-name="T1">Destination</text:span></text:p>
          </draw:text-box>
        </draw:frame>
        <draw:frame draw:style-name="gr2" draw:text-style-name="P1" draw:layer="layout" svg:width="0.744cm" svg:height="2.413cm" svg:x="5.338cm" svg:y="7.605cm">
          <draw:image xlink:href="Pictures/100002010000028200000821F90ABF77.png" xlink:type="simple" xlink:show="embed" xlink:actuate="onLoad">
            <text:p/>
          </draw:image>
        </draw:frame>
        <draw:frame draw:style-name="gr4" draw:layer="layout" svg:width="1.143cm" svg:height="0.962cm" draw:transform="rotate (1.5707963267949) translate (5.066cm 7.605cm)">
          <draw:text-box>
            <text:p>...</text:p>
          </draw:text-box>
        </draw:frame>
        <draw:frame draw:style-name="gr3" draw:text-style-name="P2" draw:layer="layout" svg:width="2.413cm" svg:height="1.062cm" svg:x="4.685cm" svg:y="10.099cm">
          <draw:text-box>
            <text:p><text:span text:style-name="T1">Relay </text:span><text:span text:style-name="T2">N</text:span></text:p>
          </draw:text-box>
        </draw:frame>
        <draw:line draw:style-name="gr5" draw:text-style-name="P1" draw:layer="layout" svg:x1="6.335cm" svg:y1="3.667cm" svg:x2="9.129cm" svg:y2="2.651cm">
          <text:p/>
        </draw:line>
        <draw:frame draw:style-name="gr6" draw:text-style-name="P3" draw:layer="layout" svg:width="1.651cm" svg:height="1.212cm" svg:x="7.224cm" svg:y="3.09cm">
          <draw:text-box>
            <text:p><text:span text:style-name="T3">h</text:span><text:span text:style-name="T4">1</text:span></text:p>
          </draw:text-box>
        </draw:frame>
        <draw:line draw:style-name="gr5" draw:text-style-name="P1" draw:layer="layout" svg:x1="6.207cm" svg:y1="7.731cm" svg:x2="9.001cm" svg:y2="3.159cm">
          <text:p/>
        </draw:line>
        <draw:line draw:style-name="gr5" draw:text-style-name="P1" draw:layer="layout" svg:x1="2.778cm" svg:y1="2.27cm" svg:x2="9.255cm" svg:y2="2.27cm">
          <text:p/>
        </draw:line>
        <draw:frame draw:style-name="gr6" draw:text-style-name="P3" draw:layer="layout" svg:width="1.651cm" svg:height="1.212cm" svg:x="5.445cm" svg:y="1.127cm">
          <draw:text-box>
            <text:p><text:span text:style-name="T3">h</text:span><text:span text:style-name="T4">0</text:span></text:p>
          </draw:text-box>
        </draw:frame>
        <draw:frame draw:style-name="gr6" draw:text-style-name="P3" draw:layer="layout" svg:width="1.651cm" svg:height="1.212cm" svg:x="7.35cm" svg:y="5.445cm">
          <draw:text-box>
            <text:p><text:span text:style-name="T3">h</text:span><text:span text:style-name="T4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0FC0000024B5ADBDB03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1:03:38.165964619</meta:creation-date>
    <dc:date>2015-03-19T11:46:29.534746825</dc:date>
    <meta:editing-duration>PT32M53S</meta:editing-duration>
    <meta:editing-cycles>2</meta:editing-cycles>
    <meta:generator>LibreOffice/4.2.7.2$Linux_X86_64 LibreOffice_project/420m0$Build-2</meta:generator>
    <meta:document-statistic meta:object-count="15"/>
  </office:meta>
</office:document-meta>
</file>